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Heading_20_1" style:list-style-name=""/>
    <style:style style:name="P3" style:family="paragraph" style:parent-style-name="Heading_20_2" style:list-style-name=""/>
    <style:style style:name="P4" style:family="paragraph" style:parent-style-name="Heading_20_2" style:list-style-name="">
      <style:text-properties officeooo:rsid="0010dc41" officeooo:paragraph-rsid="0010dc41"/>
    </style:style>
    <style:style style:name="P5" style:family="paragraph" style:parent-style-name="List_20_Paragraph" style:list-style-name="L2">
      <style:text-properties officeooo:rsid="0014cf3f" officeooo:paragraph-rsid="0014cf3f"/>
    </style:style>
    <style:style style:name="P6" style:family="paragraph" style:parent-style-name="Standard" style:list-style-name="L2">
      <style:text-properties officeooo:rsid="0014cf3f" officeooo:paragraph-rsid="0014cf3f"/>
    </style:style>
    <style:style style:name="P7" style:family="paragraph" style:parent-style-name="Standard">
      <style:text-properties officeooo:rsid="0014cf3f" officeooo:paragraph-rsid="0014cf3f"/>
    </style:style>
    <style:style style:name="P8" style:family="paragraph" style:parent-style-name="Standard" style:list-style-name="L3">
      <style:text-properties officeooo:rsid="0014cf3f" officeooo:paragraph-rsid="0014cf3f"/>
    </style:style>
    <style:style style:name="P9" style:family="paragraph" style:parent-style-name="Standard" style:list-style-name="L3">
      <style:text-properties officeooo:paragraph-rsid="0014cf3f"/>
    </style:style>
    <style:style style:name="P10" style:family="paragraph" style:parent-style-name="Standard" style:list-style-name="L3">
      <style:text-properties officeooo:rsid="0014f0de" officeooo:paragraph-rsid="0014f0de"/>
    </style:style>
    <style:style style:name="P11" style:family="paragraph" style:parent-style-name="Text_20_body" style:list-style-name="">
      <style:text-properties officeooo:rsid="0014cf3f" officeooo:paragraph-rsid="0014cf3f"/>
    </style:style>
    <style:style style:name="P12" style:family="paragraph" style:parent-style-name="Text_20_body" style:list-style-name="L2">
      <style:text-properties officeooo:rsid="0014cf3f" officeooo:paragraph-rsid="0014cf3f"/>
    </style:style>
    <style:style style:name="P13" style:family="paragraph" style:parent-style-name="Text_20_body">
      <style:text-properties officeooo:rsid="001684b0" officeooo:paragraph-rsid="001684b0"/>
    </style:style>
    <style:style style:name="T1" style:family="text">
      <style:text-properties officeooo:rsid="001330cf"/>
    </style:style>
    <style:style style:name="T2" style:family="text">
      <style:text-properties officeooo:rsid="0014cf3f"/>
    </style:style>
    <style:style style:name="T3" style:family="text">
      <style:text-properties officeooo:rsid="0014f0de"/>
    </style:style>
    <style:style style:name="T4" style:family="text">
      <style:text-properties officeooo:rsid="001560b4"/>
    </style:style>
    <style:style style:name="T5" style:family="text">
      <style:text-properties officeooo:rsid="00181624"/>
    </style:style>
    <style:style style:name="T6" style:family="text">
      <style:text-properties officeooo:rsid="0018a7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ctivité <text:span text:style-name="T1">2</text:span> : <text:span text:style-name="T1">Persistance</text:span></text:h>
      <text:h text:style-name="Heading_20_2" text:outline-level="2" text:is-list-header="true">Temporalité</text:h>
      <text:p text:style-name="P1">Le mercredi 07 juin de <text:span text:style-name="T1">9</text:span>h<text:span text:style-name="T1">30</text:span> à <text:span text:style-name="T1">12</text:span>h30</text:p>
      <text:h text:style-name="P4" text:outline-level="2">Le brief</text:h>
      <text:p text:style-name="P11">Depuis le brief général et les règles de gestion si dessous : </text:p>
      <text:list text:style-name="L2">
        <text:list-item>
          <text:p text:style-name="P12">Vous réaliserez le MCD que vous posterez sur le drive</text:p>
        </text:list-item>
        <text:list-item>
          <text:p text:style-name="P12">Vous installerez le schéma physique <text:span text:style-name="T5">sur</text:span> votre serveur local MySQL</text:p>
        </text:list-item>
        <text:list-item>
          <text:p text:style-name="P12">Vous ajouterez un trigger <text:span text:style-name="T6">qui </text:span>loggera la suppression d’un instrument dans une table suppression_instrument</text:p>
        </text:list-item>
        <text:list-item>
          <text:p text:style-name="P5"><text:span text:style-name="T6">Vous créerez</text:span> une vue qui liste les enregistrements de la table instruments avec en jointure le nom de la marque et ainsi que le nom du type</text:p>
        </text:list-item>
        <text:list-item>
          <text:p text:style-name="P6">Vous renseignerez les tables avec comme données le tableau proposé dans le brief général</text:p>
        </text:list-item>
        <text:list-item>
          <text:p text:style-name="P6">Vous exporterez le schéma physique ainsi que les données dans un script SQL que vous posterez sur le drive</text:p>
        </text:list-item>
        <text:list-item>
          <text:p text:style-name="P6">Vous m’envoyer<text:span text:style-name="T3">ez</text:span> un mail pour <text:span text:style-name="T6">m</text:span>’avertir du dépôt des deux fichiers (script.sql et MCD) <text:span text:style-name="T4">sur le drive</text:span></text:p>
        </text:list-item>
      </text:list>
      <text:p text:style-name="P7">Règles de gestion :</text:p>
      <text:list xml:id="list2483624619" text:style-name="L3">
        <text:list-item>
          <text:p text:style-name="P9"><text:span text:style-name="T2">Un utilisateur peut créer, ajouter, modifier, supprimer des marques (ex : Takamine) ainsi que des types (ex: Classique)</text:span></text:p>
        </text:list-item>
        <text:list-item>
          <text:p text:style-name="P8">Les manques et les types sont uniques </text:p>
        </text:list-item>
        <text:list-item>
          <text:p text:style-name="P8">Le nom des manques et des types ne dépasse pas 63 caractères</text:p>
        </text:list-item>
        <text:list-item>
          <text:p text:style-name="P8">Un utilisateur peut ‘CRUD’ un instrument. </text:p>
        </text:list-item>
        <text:list-item>
          <text:p text:style-name="P8">Un instrument est caractérisé par :</text:p>
          <text:list>
            <text:list-item>
              <text:p text:style-name="P8">Son nom</text:p>
            </text:list-item>
            <text:list-item>
              <text:p text:style-name="P10">Une description (plusieurs paragraphes)</text:p>
            </text:list-item>
            <text:list-item>
              <text:p text:style-name="P8">Sa marque (un instrument n’appartient qu’à une seule marque)</text:p>
            </text:list-item>
            <text:list-item>
              <text:p text:style-name="P8">Son type ( un instrument n’appartient qu’à un seul <text:span text:style-name="T3">type</text:span>)</text:p>
            </text:list-item>
            <text:list-item>
              <text:p text:style-name="P8">Son stock</text:p>
            </text:list-item>
            <text:list-item>
              <text:p text:style-name="P8">Son prix (En euro entier)</text:p>
            </text:list-item>
          </text:list>
        </text:list-item>
      </text:list>
      <text:h text:style-name="P3" text:outline-level="2">Compétence(s) ciblée(s)</text:h>
      <text:p text:style-name="P13">6 – Concevoir une base de données</text:p>
      <text:p text:style-name="P13">7 – Mettre en place une base de données</text:p>
      <text:p text:style-name="P13">8 – Développer des composants dans le langage d’une base de données</text:p>
      <text:h text:style-name="P3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6T13:41:10.127000000</dc:date>
    <meta:editing-duration>PT41M55S</meta:editing-duration>
    <meta:editing-cycles>10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8" meta:word-count="268" meta:character-count="1485" meta:non-whitespace-character-count="1257"/>
  </office:meta>
</office:document-meta>
</file>